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382in" table:align="left"/>
    </style:style>
    <style:style style:name="Table1.A" style:family="table-column">
      <style:table-column-properties style:column-width="2.5125in"/>
    </style:style>
    <style:style style:name="Table1.B" style:family="table-column">
      <style:table-column-properties style:column-width="3.325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5583in" table:align="left"/>
    </style:style>
    <style:style style:name="Table2.A" style:family="table-column">
      <style:table-column-properties style:column-width="2.0097in"/>
    </style:style>
    <style:style style:name="Table2.B" style:family="table-column">
      <style:table-column-properties style:column-width="3.548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130120"/>
    </style:style>
    <style:style style:name="P2" style:family="paragraph" style:parent-style-name="Horizontal_20_Line">
      <style:text-properties officeooo:paragraph-rsid="00130120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Quotations">
      <style:text-properties officeooo:paragraph-rsid="00130120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text-properties officeooo:paragraph-rsid="00130120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🌐 CURSO DE REDES — NIVEL 4</text:h>
      <text:h text:style-name="Heading_20_2" text:outline-level="2">“Redes avanzadas y simulación profesional”</text:h>
      <text:p text:style-name="Horizontal_20_Line"/>
      <text:p text:style-name="P10">Aquí pasamos del “saber cómo funciona” al “saber construirlo como un ingeniero de red profesional”.</text:p>
      <text:p text:style-name="P4">🎯 Objetivo: aprender a diseñar, configurar y simular redes complejas con routers, switches, VLANs, NAT, OSPF y diagnóstico avanzado — igual que en un entorno empresarial real.</text:p>
      <text:p text:style-name="P2"/>
      <text:h text:style-name="P1" text:outline-level="2">🧩 Módulo 1: Topología general del laboratorio</text:h>
      <text:p text:style-name="Text_20_body">Usaremos <text:span text:style-name="Strong_20_Emphasis">Cisco Packet Tracer</text:span>, <text:span text:style-name="Strong_20_Emphasis">GNS3</text:span>, o entornos Linux virtualizados.</text:p>
      <text:h text:style-name="Heading_20_3" text:outline-level="3">🔹 Escenario</text:h>
      <text:p text:style-name="Preformatted_20_Text"><text:span text:style-name="Source_20_Text"><text:s text:c="11"/>┌────────────┐</text:span></text:p>
      <text:p text:style-name="Preformatted_20_Text"><text:span text:style-name="Source_20_Text"><text:s text:c="11"/>│ <text:s text:c="2"/>Internet │</text:span></text:p>
      <text:p text:style-name="Preformatted_20_Text"><text:span text:style-name="Source_20_Text"><text:s text:c="11"/>└─────┬──────┘</text:span></text:p>
      <text:p text:style-name="Preformatted_20_Text"><text:span text:style-name="Source_20_Text"><text:s text:c="17"/>│ (ISP)</text:span></text:p>
      <text:p text:style-name="Preformatted_20_Text"><text:span text:style-name="Source_20_Text"><text:s text:c="10"/>┌──────┴────────┐</text:span></text:p>
      <text:p text:style-name="Preformatted_20_Text"><text:span text:style-name="Source_20_Text"><text:s text:c="10"/>│ Router Central │ <text:s/>(R1)</text:span></text:p>
      <text:p text:style-name="Preformatted_20_Text"><text:span text:style-name="Source_20_Text"><text:s text:c="10"/>│ Gi0/0: 10.0.0.1 │</text:span></text:p>
      <text:p text:style-name="Preformatted_20_Text"><text:span text:style-name="Source_20_Text"><text:s text:c="10"/>└──────┬────────┘</text:span></text:p>
      <text:p text:style-name="Preformatted_20_Text"><text:span text:style-name="Source_20_Text"><text:s text:c="17"/>│</text:span></text:p>
      <text:p text:style-name="Preformatted_20_Text"><text:span text:style-name="Source_20_Text"><text:s text:c="10"/>┌──────┴────────────┐</text:span></text:p>
      <text:p text:style-name="Preformatted_20_Text"><text:span text:style-name="Source_20_Text"><text:s text:c="10"/>│ Switch Capa 3 (S1)│</text:span></text:p>
      <text:p text:style-name="Preformatted_20_Text"><text:span text:style-name="Source_20_Text"><text:s text:c="10"/>│ VLAN10 - Admin <text:s text:c="3"/>│</text:span></text:p>
      <text:p text:style-name="Preformatted_20_Text"><text:span text:style-name="Source_20_Text"><text:s text:c="10"/>│ VLAN20 - Ventas <text:s text:c="2"/>│</text:span></text:p>
      <text:p text:style-name="Preformatted_20_Text"><text:span text:style-name="Source_20_Text"><text:s text:c="10"/>└──────┬────────────┘</text:span></text:p>
      <text:p text:style-name="Preformatted_20_Text"><text:span text:style-name="Source_20_Text"><text:s text:c="10"/>┌──────┴─────┐ ┌──────┴─────┐</text:span></text:p>
      <text:p text:style-name="Preformatted_20_Text"><text:span text:style-name="Source_20_Text"><text:s text:c="10"/>│ PC1 VLAN10 <text:s/>│ │ PC2 VLAN20 │</text:span></text:p>
      <text:p text:style-name="P3"><text:span text:style-name="Source_20_Text"><text:s text:c="10"/>└──────────────┘ └───────────┘</text:span></text:p>
      <text:list xml:id="list1944124850" text:style-name="L1">
        <text:list-item>
          <text:p text:style-name="P5">R1 hace de <text:span text:style-name="Strong_20_Emphasis">router de borde + NAT</text:span></text:p>
        </text:list-item>
        <text:list-item>
          <text:p text:style-name="P5">S1 hace <text:span text:style-name="Strong_20_Emphasis">enrutamiento interno entre VLANs</text:span></text:p>
        </text:list-item>
        <text:list-item>
          <text:p text:style-name="P5">Cada VLAN representa un departamento</text:p>
        </text:list-item>
        <text:list-item>
          <text:p text:style-name="P5">PCs tienen IPs dinámicas (por DHCP)</text:p>
        </text:list-item>
      </text:list>
      <text:p text:style-name="Horizontal_20_Line"/>
      <text:h text:style-name="Heading_20_2" text:outline-level="2">🧱 Módulo 2: Configuración del Switch de Capa 3 (S1)</text:h>
      <text:h text:style-name="Heading_20_3" text:outline-level="3">🔹 VLANs y puertos</text:h>
      <text:p text:style-name="Preformatted_20_Text"><text:span text:style-name="Source_20_Text">Switch(config)# vlan 10</text:span></text:p>
      <text:p text:style-name="Preformatted_20_Text"><text:span text:style-name="Source_20_Text">Switch(config-vlan)# name ADMIN</text:span></text:p>
      <text:p text:style-name="Preformatted_20_Text"><text:span text:style-name="Source_20_Text">Switch(config)# vlan 20</text:span></text:p>
      <text:p text:style-name="P3"><text:soft-page-break/><text:span text:style-name="Source_20_Text">Switch(config-vlan)# name VENTAS</text:span></text:p>
      <text:p text:style-name="Text_20_body">Asigna puertos:</text:p>
      <text:p text:style-name="Preformatted_20_Text"><text:span text:style-name="Source_20_Text">Switch(config)# interface FastEthernet0/1</text:span></text:p>
      <text:p text:style-name="Preformatted_20_Text"><text:span text:style-name="Source_20_Text">Switch(config-if)# switchport access vlan 10</text:span></text:p>
      <text:p text:style-name="Preformatted_20_Text"><text:span text:style-name="Source_20_Text">Switch(config)# interface FastEthernet0/2</text:span></text:p>
      <text:p text:style-name="P3"><text:span text:style-name="Source_20_Text">Switch(config-if)# switchport access vlan 20</text:span></text:p>
      <text:p text:style-name="Text_20_body">Puerto trunk hacia el router:</text:p>
      <text:p text:style-name="Preformatted_20_Text"><text:span text:style-name="Source_20_Text">Switch(config)# interface GigabitEthernet0/1</text:span></text:p>
      <text:p text:style-name="P3"><text:span text:style-name="Source_20_Text">Switch(config-if)# switchport mode trunk</text:span></text:p>
      <text:p text:style-name="Horizontal_20_Line"/>
      <text:h text:style-name="Heading_20_3" text:outline-level="3">🔹 Interfaces virtuales (SVIs)</text:h>
      <text:p text:style-name="Text_20_body">Cada VLAN necesita una interfaz lógica (para routing):</text:p>
      <text:p text:style-name="Preformatted_20_Text"><text:span text:style-name="Source_20_Text">Switch(config)# interface vlan 10</text:span></text:p>
      <text:p text:style-name="Preformatted_20_Text"><text:span text:style-name="Source_20_Text">Switch(config-if)# ip address 192.168.10.1 255.255.255.0</text:span></text:p>
      <text:p text:style-name="Preformatted_20_Text"><text:span text:style-name="Source_20_Text">Switch(config)# interface vlan 20</text:span></text:p>
      <text:p text:style-name="Preformatted_20_Text"><text:span text:style-name="Source_20_Text">Switch(config-if)# ip address 192.168.20.1 255.255.255.0</text:span></text:p>
      <text:p text:style-name="P3"><text:span text:style-name="Source_20_Text">Switch(config)# ip routing</text:span></text:p>
      <text:p text:style-name="Text_20_body">💡 Ahora S1 enruta entre VLANs internamente, sin pasar por R1.</text:p>
      <text:p text:style-name="Horizontal_20_Line"/>
      <text:h text:style-name="Heading_20_2" text:outline-level="2">🌍 Módulo 3: Router Central (R1)</text:h>
      <text:h text:style-name="Heading_20_3" text:outline-level="3">🔹 Configuración básica</text:h>
      <text:p text:style-name="Preformatted_20_Text"><text:span text:style-name="Source_20_Text">R1(config)# interface GigabitEthernet0/0</text:span></text:p>
      <text:p text:style-name="Preformatted_20_Text"><text:span text:style-name="Source_20_Text">R1(config-if)# ip address 10.0.0.1 255.255.255.0</text:span></text:p>
      <text:p text:style-name="Preformatted_20_Text"><text:span text:style-name="Source_20_Text">R1(config)# interface GigabitEthernet0/1</text:span></text:p>
      <text:p text:style-name="Preformatted_20_Text"><text:span text:style-name="Source_20_Text">R1(config-if)# ip address 192.168.10.254 255.255.255.0</text:span></text:p>
      <text:p text:style-name="Preformatted_20_Text"><text:span text:style-name="Source_20_Text">R1(config)# interface GigabitEthernet0/2</text:span></text:p>
      <text:p text:style-name="Preformatted_20_Text"><text:span text:style-name="Source_20_Text">R1(config-if)# ip address 192.168.20.254 255.255.255.0</text:span></text:p>
      <text:p text:style-name="P3"><text:span text:style-name="Source_20_Text">R1(config)# no shutdown</text:span></text:p>
      <text:h text:style-name="Heading_20_3" text:outline-level="3">🔹 Rutas</text:h>
      <text:p text:style-name="Preformatted_20_Text"><text:span text:style-name="Source_20_Text">R1(config)# ip route 192.168.10.0 255.255.255.0 192.168.10.1</text:span></text:p>
      <text:p text:style-name="P3"><text:span text:style-name="Source_20_Text">R1(config)# ip route 192.168.20.0 255.255.255.0 192.168.20.1</text:span></text:p>
      <text:p text:style-name="Horizontal_20_Line"/>
      <text:h text:style-name="Heading_20_2" text:outline-level="2">⚙️ Módulo 4: Activar NAT en el router</text:h>
      <text:p text:style-name="Preformatted_20_Text"><text:span text:style-name="Source_20_Text">R1(config)# access-list 1 permit 192.168.10.0 0.0.0.255</text:span></text:p>
      <text:p text:style-name="Preformatted_20_Text"><text:span text:style-name="Source_20_Text">R1(config)# access-list 1 permit 192.168.20.0 0.0.0.255</text:span></text:p>
      <text:p text:style-name="Preformatted_20_Text"><text:span text:style-name="Source_20_Text">R1(config)# interface GigabitEthernet0/0</text:span></text:p>
      <text:p text:style-name="Preformatted_20_Text"><text:span text:style-name="Source_20_Text">R1(config-if)# ip nat outside</text:span></text:p>
      <text:p text:style-name="Preformatted_20_Text"><text:span text:style-name="Source_20_Text">R1(config)# interface GigabitEthernet0/1</text:span></text:p>
      <text:p text:style-name="Preformatted_20_Text"><text:span text:style-name="Source_20_Text">R1(config-if)# ip nat inside</text:span></text:p>
      <text:p text:style-name="Preformatted_20_Text"><text:span text:style-name="Source_20_Text">R1(config)# interface GigabitEthernet0/2</text:span></text:p>
      <text:p text:style-name="Preformatted_20_Text"><text:soft-page-break/><text:span text:style-name="Source_20_Text">R1(config-if)# ip nat inside</text:span></text:p>
      <text:p text:style-name="P3"><text:span text:style-name="Source_20_Text">R1(config)# ip nat inside source list 1 interface GigabitEthernet0/0 overload</text:span></text:p>
      <text:p text:style-name="Text_20_body">✅ Esto permite que ambas VLANs naveguen por Internet usando una sola IP pública.</text:p>
      <text:p text:style-name="Horizontal_20_Line"/>
      <text:h text:style-name="Heading_20_2" text:outline-level="2">🌐 Módulo 5: DHCP Centralizado</text:h>
      <text:p text:style-name="Text_20_body">Configura DHCP en R1:</text:p>
      <text:p text:style-name="Preformatted_20_Text"><text:span text:style-name="Source_20_Text">R1(config)# ip dhcp pool ADMIN</text:span></text:p>
      <text:p text:style-name="Preformatted_20_Text"><text:span text:style-name="Source_20_Text">R1(dhcp-config)# network 192.168.10.0 255.255.255.0</text:span></text:p>
      <text:p text:style-name="Preformatted_20_Text"><text:span text:style-name="Source_20_Text">R1(dhcp-config)# default-router 192.168.10.1</text:span></text:p>
      <text:p text:style-name="Preformatted_20_Text"><text:span text:style-name="Source_20_Text">R1(dhcp-config)# dns-server 8.8.8.8</text:span></text:p>
      <text:p text:style-name="Preformatted_20_Text"/>
      <text:p text:style-name="Preformatted_20_Text"><text:span text:style-name="Source_20_Text">R1(config)# ip dhcp pool VENTAS</text:span></text:p>
      <text:p text:style-name="Preformatted_20_Text"><text:span text:style-name="Source_20_Text">R1(dhcp-config)# network 192.168.20.0 255.255.255.0</text:span></text:p>
      <text:p text:style-name="Preformatted_20_Text"><text:span text:style-name="Source_20_Text">R1(dhcp-config)# default-router 192.168.20.1</text:span></text:p>
      <text:p text:style-name="P3"><text:span text:style-name="Source_20_Text">R1(dhcp-config)# dns-server 8.8.8.8</text:span></text:p>
      <text:p text:style-name="Horizontal_20_Line"/>
      <text:h text:style-name="Heading_20_2" text:outline-level="2">🧭 Módulo 6: Routing dinámico con OSPF</text:h>
      <text:p text:style-name="Text_20_body">Si añades otro router (R2), puedes automatizar las rutas:</text:p>
      <text:p text:style-name="Text_20_body">En R1:</text:p>
      <text:p text:style-name="Preformatted_20_Text"><text:span text:style-name="Source_20_Text">R1(config)# router ospf 1</text:span></text:p>
      <text:p text:style-name="Preformatted_20_Text"><text:span text:style-name="Source_20_Text">R1(config-router)# network 10.0.0.0 0.0.0.255 area 0</text:span></text:p>
      <text:p text:style-name="Preformatted_20_Text"><text:span text:style-name="Source_20_Text">R1(config-router)# network 192.168.10.0 0.0.0.255 area 0</text:span></text:p>
      <text:p text:style-name="P3"><text:span text:style-name="Source_20_Text">R1(config-router)# network 192.168.20.0 0.0.0.255 area 0</text:span></text:p>
      <text:p text:style-name="Text_20_body">En R2:</text:p>
      <text:p text:style-name="Preformatted_20_Text"><text:span text:style-name="Source_20_Text">R2(config)# router ospf 1</text:span></text:p>
      <text:p text:style-name="Preformatted_20_Text"><text:span text:style-name="Source_20_Text">R2(config-router)# network 10.0.0.0 0.0.0.255 area 0</text:span></text:p>
      <text:p text:style-name="P3"><text:span text:style-name="Source_20_Text">R2(config-router)# network 172.16.0.0 0.0.0.255 area 0</text:span></text:p>
      <text:p text:style-name="Text_20_body">💡 OSPF automáticamente intercambia rutas entre routers sin configurarlas manualmente.</text:p>
      <text:p text:style-name="Horizontal_20_Line"/>
      <text:h text:style-name="Heading_20_2" text:outline-level="2">🧰 Módulo 7: Diagnóstico avanzado (troubleshooting)</text:h>
      <text:h text:style-name="Heading_20_3" text:outline-level="3">🔹 En el switch</text:h>
      <text:p text:style-name="Preformatted_20_Text"><text:span text:style-name="Source_20_Text">show vlan brief</text:span></text:p>
      <text:p text:style-name="Preformatted_20_Text"><text:span text:style-name="Source_20_Text">show ip interface brief</text:span></text:p>
      <text:p text:style-name="P3"><text:span text:style-name="Source_20_Text">show interfaces trunk</text:span></text:p>
      <text:h text:style-name="Heading_20_3" text:outline-level="3">🔹 En el router</text:h>
      <text:p text:style-name="Preformatted_20_Text"><text:span text:style-name="Source_20_Text">show ip route</text:span></text:p>
      <text:p text:style-name="Preformatted_20_Text"><text:span text:style-name="Source_20_Text">show ip nat translations</text:span></text:p>
      <text:p text:style-name="Preformatted_20_Text"><text:span text:style-name="Source_20_Text">show ip dhcp binding</text:span></text:p>
      <text:p text:style-name="P3"><text:span text:style-name="Source_20_Text">show ip ospf neighbor</text:span></text:p>
      <text:h text:style-name="Heading_20_3" text:outline-level="3"><text:soft-page-break/>🔹 En los PCs</text:h>
      <text:p text:style-name="Preformatted_20_Text"><text:span text:style-name="Source_20_Text">ipconfig /all <text:s text:c="10"/># Windows</text:span></text:p>
      <text:p text:style-name="Preformatted_20_Text"><text:span text:style-name="Source_20_Text">ip addr show <text:s text:c="11"/># Linux</text:span></text:p>
      <text:p text:style-name="Preformatted_20_Text"><text:span text:style-name="Source_20_Text">ping 192.168.10.1</text:span></text:p>
      <text:p text:style-name="P3"><text:span text:style-name="Source_20_Text">traceroute 8.8.8.8</text:span></text:p>
      <text:p text:style-name="Horizontal_20_Line"/>
      <text:h text:style-name="Heading_20_2" text:outline-level="2">🛰️ Módulo 8: Escenario avanzado multi-router (BGP + NAT + OSPF)</text:h>
      <text:p text:style-name="Text_20_body"><text:span text:style-name="Strong_20_Emphasis">Objetivo:</text:span> conectar dos “empresas” distintas con sus propias VLANs y routers.</text:p>
      <text:p text:style-name="Preformatted_20_Text"><text:span text:style-name="Source_20_Text"><text:s text:c="8"/>[Empresa A] <text:s text:c="14"/>[Empresa B]</text:span></text:p>
      <text:p text:style-name="Preformatted_20_Text"><text:span text:style-name="Source_20_Text"><text:s text:c="3"/>VLAN10 / VLAN20 ---- R1 --- R2 ---- VLAN30 / VLAN40</text:span></text:p>
      <text:p text:style-name="Preformatted_20_Text"><text:span text:style-name="Source_20_Text"><text:s text:c="13"/>\ <text:s text:c="17"/>/</text:span></text:p>
      <text:p text:style-name="P3"><text:span text:style-name="Source_20_Text"><text:s text:c="14"/>\___ Internet ___/</text:span></text:p>
      <text:list xml:id="list100985930" text:style-name="L2">
        <text:list-item>
          <text:p text:style-name="P6">R1 ↔ R2 usan <text:span text:style-name="Strong_20_Emphasis">BGP</text:span> para intercambiar rutas entre empresas</text:p>
        </text:list-item>
        <text:list-item>
          <text:p text:style-name="P6">Internamente, cada una usa <text:span text:style-name="Strong_20_Emphasis">OSPF</text:span></text:p>
        </text:list-item>
        <text:list-item>
          <text:p text:style-name="P6">NAT en los bordes para salida a Internet</text:p>
        </text:list-item>
      </text:list>
      <text:p text:style-name="Text_20_body">💡 Este tipo de diseño es <text:span text:style-name="Emphasis">idéntico al de ISPs o redes corporativas globales.</text:span></text:p>
      <text:p text:style-name="Horizontal_20_Line"/>
      <text:h text:style-name="Heading_20_2" text:outline-level="2">🧩 Módulo 9: Buenas prácticas de red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áctica</text:p>
            </table:table-cell>
            <table:table-cell table:style-name="Table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🔒 <text:span text:style-name="Strong_20_Emphasis">Usa VLANs por departamento</text:span></text:p>
          </table:table-cell>
          <table:table-cell table:style-name="Table1.A1" office:value-type="string">
            <text:p text:style-name="Table_20_Contents">Aísla tráfico y aumenta seguridad</text:p>
          </table:table-cell>
        </table:table-row>
        <table:table-row>
          <table:table-cell table:style-name="Table1.A1" office:value-type="string">
            <text:p text:style-name="Table_20_Contents">🧭 <text:span text:style-name="Strong_20_Emphasis">Documenta IPs y subredes</text:span></text:p>
          </table:table-cell>
          <table:table-cell table:style-name="Table1.A1" office:value-type="string">
            <text:p text:style-name="Table_20_Contents">Evita conflictos de direcciones</text:p>
          </table:table-cell>
        </table:table-row>
        <table:table-row>
          <table:table-cell table:style-name="Table1.A1" office:value-type="string">
            <text:p text:style-name="Table_20_Contents">🧰 <text:span text:style-name="Strong_20_Emphasis">Activa logs en routers/switches</text:span></text:p>
          </table:table-cell>
          <table:table-cell table:style-name="Table1.A1" office:value-type="string">
            <text:p text:style-name="Table_20_Contents">Facilita troubleshooting</text:p>
          </table:table-cell>
        </table:table-row>
        <table:table-row>
          <table:table-cell table:style-name="Table1.A1" office:value-type="string">
            <text:p text:style-name="Table_20_Contents">🌍 <text:span text:style-name="Strong_20_Emphasis">Centraliza DHCP/DNS/NTP</text:span></text:p>
          </table:table-cell>
          <table:table-cell table:style-name="Table1.A1" office:value-type="string">
            <text:p text:style-name="Table_20_Contents">Control total de clientes</text:p>
          </table:table-cell>
        </table:table-row>
        <table:table-row>
          <table:table-cell table:style-name="Table1.A1" office:value-type="string">
            <text:p text:style-name="Table_20_Contents">🧱 <text:span text:style-name="Strong_20_Emphasis">Usa ACLs en los routers</text:span></text:p>
          </table:table-cell>
          <table:table-cell table:style-name="Table1.A1" office:value-type="string">
            <text:p text:style-name="Table_20_Contents">Limita accesos entre VLANs</text:p>
          </table:table-cell>
        </table:table-row>
        <table:table-row>
          <table:table-cell table:style-name="Table1.A1" office:value-type="string">
            <text:p text:style-name="Table_20_Contents">⚙️ <text:span text:style-name="Strong_20_Emphasis">Versiona la configuración</text:span></text:p>
          </table:table-cell>
          <table:table-cell table:style-name="Table1.A1" office:value-type="string">
            <text:p text:style-name="Table_20_Contents">Guarda copias (<text:span text:style-name="Source_20_Text">show run &gt; backup.txt</text:span>)</text:p>
          </table:table-cell>
        </table:table-row>
      </table:table>
      <text:p text:style-name="Horizontal_20_Line"/>
      <text:h text:style-name="Heading_20_2" text:outline-level="2">💻 Módulo 10: Proyecto final — red completa</text:h>
      <text:p text:style-name="Text_20_body"><text:span text:style-name="Strong_20_Emphasis">Diseña y configura una red con:</text:span></text:p>
      <text:list xml:id="list3774781484" text:style-name="L3">
        <text:list-item>
          <text:p text:style-name="P7">2 switches L3</text:p>
        </text:list-item>
        <text:list-item>
          <text:p text:style-name="P7">3 routers</text:p>
        </text:list-item>
        <text:list-item>
          <text:p text:style-name="P7">4 VLANs (Admin, Ventas, Invitados, Servidores)</text:p>
        </text:list-item>
        <text:list-item>
          <text:p text:style-name="P7">DHCP y NAT centralizados</text:p>
        </text:list-item>
        <text:list-item>
          <text:p text:style-name="P7">OSPF interno + NAT a Internet</text:p>
        </text:list-item>
        <text:list-item>
          <text:p text:style-name="P7">Diagnóstico y pruebas de conectividad</text:p>
        </text:list-item>
      </text:list>
      <text:p text:style-name="Text_20_body"><text:soft-page-break/>Puedes hacerlo:</text:p>
      <text:list xml:id="list3480269519" text:style-name="L4">
        <text:list-item>
          <text:p text:style-name="P8">En <text:span text:style-name="Strong_20_Emphasis">Packet Tracer</text:span> (Cisco)</text:p>
        </text:list-item>
        <text:list-item>
          <text:p text:style-name="P8">En <text:span text:style-name="Strong_20_Emphasis">GNS3</text:span> con <text:span text:style-name="Strong_20_Emphasis">routers virtuales</text:span></text:p>
        </text:list-item>
        <text:list-item>
          <text:p text:style-name="P8">O con <text:span text:style-name="Strong_20_Emphasis">Linux namespaces y bridges</text:span></text:p>
        </text:list-item>
      </text:list>
      <text:p text:style-name="Horizontal_20_Line"/>
      <text:h text:style-name="Heading_20_2" text:outline-level="2">🧾 Resumen del Nivel 4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ema</text:p>
            </table:table-cell>
            <table:table-cell table:style-name="Table2.A1" office:value-type="string">
              <text:p text:style-name="Table_20_Heading">Qué aprendist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iseño completo</text:span></text:p>
          </table:table-cell>
          <table:table-cell table:style-name="Table2.A1" office:value-type="string">
            <text:p text:style-name="Table_20_Contents">Crear topologías de red con VLANs, routers y NA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nfiguración Cisco/Linux</text:span></text:p>
          </table:table-cell>
          <table:table-cell table:style-name="Table2.A1" office:value-type="string">
            <text:p text:style-name="Table_20_Contents">Comandos reales para switches, routers y PC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outing dinámico (OSPF)</text:span></text:p>
          </table:table-cell>
          <table:table-cell table:style-name="Table2.A1" office:value-type="string">
            <text:p text:style-name="Table_20_Contents">Cómo automatizar intercambio de ruta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HCP/NAT centralizado</text:span></text:p>
          </table:table-cell>
          <table:table-cell table:style-name="Table2.A1" office:value-type="string">
            <text:p text:style-name="Table_20_Contents">Cómo dar IPs y salida a Internet a todos los hos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iagnóstico profesional</text:span></text:p>
          </table:table-cell>
          <table:table-cell table:style-name="Table2.A1" office:value-type="string">
            <text:p text:style-name="Table_20_Contents">Comandos <text:span text:style-name="Source_20_Text">show</text:span>, <text:span text:style-name="Source_20_Text">traceroute</text:span>, <text:span text:style-name="Source_20_Text">tcpdump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uenas prácticas</text:span></text:p>
          </table:table-cell>
          <table:table-cell table:style-name="Table2.A1" office:value-type="string">
            <text:p text:style-name="Table_20_Contents">Seguridad, documentación y escalabilidad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38:34.698001908</meta:creation-date>
    <dc:date>2025-11-12T14:40:56.418855203</dc:date>
    <meta:editing-duration>PT2M22S</meta:editing-duration>
    <meta:editing-cycles>1</meta:editing-cycles>
    <meta:document-statistic meta:table-count="2" meta:image-count="0" meta:object-count="0" meta:page-count="5" meta:paragraph-count="162" meta:word-count="795" meta:character-count="5795" meta:non-whitespace-character-count="4889"/>
    <meta:generator>LibreOffice/7.3.7.2$Linux_X86_64 LibreOffice_project/30$Build-2</meta:generator>
  </office:meta>
</office:document-meta>
</file>